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a6f25" officeooo:paragraph-rsid="001a6f25"/>
    </style:style>
    <style:style style:name="P2" style:family="paragraph" style:parent-style-name="Text_20_body">
      <style:text-properties officeooo:paragraph-rsid="001a6f25"/>
    </style:style>
    <style:style style:name="P3" style:family="paragraph" style:parent-style-name="Text_20_body">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Roboto" fo:font-size="12pt" fo:font-style="normal" style:text-underline-style="none" fo:font-weight="normal" style:text-blinking="false" fo:background-color="transparent"/>
    </style:style>
    <style:style style:name="P4" style:family="paragraph" style:parent-style-name="Text_20_body" style:list-style-name="L4">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Roboto" fo:font-size="12pt" fo:font-style="normal" style:text-underline-style="none" fo:font-weight="normal" style:text-blinking="false" fo:background-color="transparent"/>
    </style:style>
    <style:style style:name="P5" style:family="paragraph" style:parent-style-name="Text_20_body">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Roboto" fo:font-size="12pt" fo:font-style="normal" style:text-underline-style="none" fo:font-weight="normal" officeooo:rsid="001aa524" officeooo:paragraph-rsid="001aa524" style:text-blinking="false" fo:background-color="transparent"/>
    </style:style>
    <style:style style:name="P6" style:family="paragraph" style:parent-style-name="Text_20_body">
      <style:paragraph-properties fo:margin-left="0in" fo:margin-right="0in" fo:margin-top="0.111in" fo:margin-bottom="0.111in" style:contextual-spacing="false" fo:line-height="120%" fo:text-indent="0.5in" style:auto-text-indent="false" style:writing-mode="lr-tb"/>
      <style:text-properties fo:font-variant="normal" fo:text-transform="none" fo:color="#000000" loext:opacity="100%" style:text-line-through-style="none" style:text-line-through-type="none" style:font-name="Roboto" fo:font-size="12pt" fo:font-style="normal" style:text-underline-style="none" fo:font-weight="normal" style:text-blinking="false" fo:background-color="transparent"/>
    </style:style>
    <style:style style:name="P7" style:family="paragraph" style:parent-style-name="Text_20_body" style:list-style-name="L4">
      <loext:graphic-properties draw:fill="none" draw:fill-color="#ffffff"/>
      <style:paragraph-properties fo:margin-top="0.1665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Roboto" fo:font-size="12pt" fo:font-style="normal" style:text-underline-style="none" fo:font-weight="normal" officeooo:paragraph-rsid="001a6f25" style:text-blinking="false" fo:background-color="transparent"/>
    </style:style>
    <style:style style:name="P8" style:family="paragraph" style:parent-style-name="Text_20_body">
      <loext:graphic-properties draw:fill="none" draw:fill-color="#ffffff"/>
      <style:paragraph-properties fo:margin-top="0.1665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Roboto" fo:font-size="12pt" fo:font-style="normal" style:text-underline-style="none" fo:font-weight="normal" officeooo:rsid="001a6f25" officeooo:paragraph-rsid="001a6f25" style:text-blinking="false" fo:background-color="transparent"/>
    </style:style>
    <style:style style:name="P9" style:family="paragraph" style:parent-style-name="Text_20_body">
      <loext:graphic-properties draw:fill="none" draw:fill-color="#ffffff"/>
      <style:paragraph-properties fo:margin-top="0.1665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Roboto" fo:font-size="12pt" fo:font-style="normal" style:text-underline-style="none" fo:font-weight="normal" officeooo:rsid="001aa524" officeooo:paragraph-rsid="001aa524" style:text-blinking="false" fo:background-color="transparent"/>
    </style:style>
    <style:style style:name="P10" style:family="paragraph" style:parent-style-name="Text_20_body" style:list-style-name="L4">
      <loext:graphic-properties draw:fill="none" draw:fill-color="#ffffff"/>
      <style:paragraph-properties fo:margin-top="0in" fo:margin-bottom="0.1665in" style:contextual-spacing="false" fo:line-height="120%" fo:background-color="transparent" fo:padding="0in" fo:border="none" style:writing-mode="lr-tb"/>
      <style:text-properties officeooo:paragraph-rsid="001a6f25"/>
    </style:style>
    <style:style style:name="P11" style:family="paragraph" style:parent-style-name="Text_20_body">
      <loext:graphic-properties draw:fill="none" draw:fill-color="#ffffff"/>
      <style:paragraph-properties fo:margin-top="0in" fo:margin-bottom="0.1665in" style:contextual-spacing="false" fo:line-height="120%" fo:background-color="transparent" fo:padding="0in" fo:border="none" style:writing-mode="lr-tb"/>
      <style:text-properties officeooo:rsid="001aa524" officeooo:paragraph-rsid="001aa524"/>
    </style:style>
    <style:style style:name="P12" style:family="paragraph" style:parent-style-name="Text_20_body">
      <loext:graphic-properties draw:fill="none" draw:fill-color="#ffffff"/>
      <style:paragraph-properties fo:margin-top="0in" fo:margin-bottom="0.1665in" style:contextual-spacing="false" fo:line-height="120%" fo:background-color="transparent" fo:padding="0in" fo:border="none" style:writing-mode="lr-tb"/>
      <style:text-properties officeooo:rsid="001b013a" officeooo:paragraph-rsid="001b013a"/>
    </style:style>
    <style:style style:name="T1" style:family="text">
      <style:text-properties fo:font-variant="normal" fo:text-transform="none" fo:color="#000000" loext:opacity="100%" style:text-line-through-style="none" style:text-line-through-type="none" style:font-name="Roboto"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Roboto" fo:font-size="12pt" fo:font-style="normal" style:text-underline-style="none" fo:font-weight="normal" officeooo:rsid="001a6f25" style:text-blinking="false" fo:background-color="transparent" loext:char-shading-value="0"/>
    </style:style>
    <style:style style:name="T3" style:family="text">
      <style:text-properties fo:font-variant="normal" fo:text-transform="none" fo:color="#1155cc" loext:opacity="100%" style:text-line-through-style="none" style:text-line-through-type="none" style:font-name="Roboto" fo:font-size="12pt" fo:font-style="normal" style:text-underline-style="solid" style:text-underline-width="auto" style:text-underline-color="font-color" fo:font-weight="normal" style:text-blinking="false" fo:background-color="transparent" loext:char-shading-value="0"/>
    </style:style>
    <style:style style:name="T4" style:family="text">
      <style:text-properties fo:font-weight="normal"/>
    </style:style>
    <style:style style:name="T5" style:family="text">
      <style:text-properties officeooo:rsid="001a6f25"/>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05f23133-7fff-eee7-ff8c-a70e45b371c2"/><text:span text:style-name="T5">1.<text:tab/></text:span>Sinds de komst van HTML5 zijn er elementen die betekenissen hebben. Wat wordt er bedoeld met HTML semantics? Waarom is het gebruik van semantics belangrijk?</text:p>
      <text:p text:style-name="Text_20_body"><text:span text:style-name="T4"><text:line-break/></text:span><text:span text:style-name="T1">Lees meer over </text:span><text:a xlink:type="simple" xlink:href="https://html.com/semantic-markup/" text:style-name="Internet_20_link" text:visited-style-name="Visited_20_Internet_20_Link"><text:span text:style-name="T3">semantics markup</text:span></text:a><text:a xlink:type="simple" xlink:href="https://html.com/semantic-markup/" text:style-name="Internet_20_link" text:visited-style-name="Visited_20_Internet_20_Link"><text:span text:style-name="T1"><text:line-break/></text:span></text:a></text:p>
      <text:p text:style-name="P1"><text:span text:style-name="T1">Met semantics wordt bedoelt de betekenis van het element. Het gebruik van semantics is belangrijk voor search engines, en screen readers onder andere. Deze gebruiken de semantische betekenis om de content van de pagina goed te interpreteren.</text:span></text:p>
      <text:p text:style-name="P1"><text:span text:style-name="T1"/></text:p>
      <text:p text:style-name="P2"><text:span text:style-name="T2">2.<text:tab/></text:span><text:bookmark text:name="docs-internal-guid-a28a4112-7fff-02b3-63ee-35b326a61494"/><text:span text:style-name="T1">Wat voor content zou je in de volgende elementen gebruiken?</text:span></text:p>
      <text:p text:style-name="P6">Geef in je antwoord voor elk element een toelichting.</text:p>
      <text:list xml:id="list1340502219" text:style-name="L4">
        <text:list-item>
          <text:p text:style-name="P7">&lt;header&gt;</text:p>
        </text:list-item>
      </text:list>
      <text:p text:style-name="P9">Hierin zou ik eventueel de navigatie bar doen, en een logo. De header is bedoeld als een soort introductie voor de pagina en dingen die helpen bij het navigeren.</text:p>
      <text:p text:style-name="P8"/>
      <text:list xml:id="list113108859081381" text:continue-numbering="true" text:style-name="L4">
        <text:list-item>
          <text:p text:style-name="P4">&lt;footer&gt;</text:p>
        </text:list-item>
      </text:list>
      <text:p text:style-name="P5">De footer bevat meestal gegevens van de auteur, copyright data en links naar gerelateerde content.</text:p>
      <text:p text:style-name="P3"/>
      <text:list xml:id="list113109630007226" text:continue-numbering="true" text:style-name="L4">
        <text:list-item>
          <text:p text:style-name="P4">&lt;main&gt;</text:p>
        </text:list-item>
      </text:list>
      <text:p text:style-name="P5">De inhoud in de main bevat het dominante content van de body. Hierin gaat de content waar de kern van het onderwerp in beschreven wordt.</text:p>
      <text:p text:style-name="P5"/>
      <text:list xml:id="list113108242681822" text:continue-numbering="true" text:style-name="L4">
        <text:list-item>
          <text:p text:style-name="P4">&lt;nav&gt;</text:p>
        </text:list-item>
      </text:list>
      <text:p text:style-name="P5">De nav is bedoeld om van links te voorzien om binnen de webpagina te navigeren of andere documenten/pagina’s.</text:p>
      <text:p text:style-name="P5"/>
      <text:list xml:id="list113109796465893" text:continue-numbering="true" text:style-name="L4">
        <text:list-item>
          <text:p text:style-name="P4">&lt;section&gt;</text:p>
        </text:list-item>
      </text:list>
      <text:p text:style-name="P5">Een section staat voor een generieke losstaande sectie van een document waarvoor geen andere element beschikbaar is met een passendere semantische betekenis.</text:p>
      <text:p text:style-name="P5"/>
      <text:list xml:id="list113108554418374" text:continue-numbering="true" text:style-name="L4">
        <text:list-item>
          <text:p text:style-name="P10"><text:span text:style-name="T1">&lt;aside&gt;</text:span></text:p>
        </text:list-item>
      </text:list>
      <text:p text:style-name="P11"><text:span text:style-name="T1">Een aside is voor een deel van een pagina dat indirect gerelateerd is aan het hoofd onderwerp van de pagina.</text:span></text:p>
      <text:list xml:id="list113109407416607" text:continue-numbering="true" text:style-name="L4">
        <text:list-item>
          <text:p text:style-name="P10"><text:span text:style-name="T1">&lt;article&gt;</text:span></text:p>
        </text:list-item>
      </text:list>
      <text:p text:style-name="P12"><text:span text:style-name="T1">Een article is voor een stuk content dat in principe van de pagina losgekoppeld kan worden en in zijn geheel gedeeld kan worden zonder dat het van iets anders afhankelijk i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4T11:07:42.977000000</meta:creation-date>
    <meta:generator>LibreOffice/7.0.4.2$Windows_X86_64 LibreOffice_project/dcf040e67528d9187c66b2379df5ea4407429775</meta:generator>
    <dc:date>2021-05-04T11:31:07.772000000</dc:date>
    <meta:editing-duration>PT2M15S</meta:editing-duration>
    <meta:editing-cycles>1</meta:editing-cycles>
    <meta:document-statistic meta:table-count="0" meta:image-count="0" meta:object-count="0" meta:page-count="1" meta:paragraph-count="19" meta:word-count="262" meta:character-count="1550" meta:non-whitespace-character-count="1312"/>
  </office:meta>
</office:document-meta>
</file>